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63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40.92mm"/>
    </style:style>
    <style:style style:name="co5" style:family="table-column">
      <style:table-column-properties fo:break-before="auto" style:column-width="38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Comp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c_p_liquid_solid_avg_20to100C</text:p>
          </table:table-cell>
          <table:table-cell office:value-type="string" calcext:value-type="string">
            <text:p>dH_vap_0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H_f</text:p>
          </table:table-cell>
          <table:table-cell office:value-type="string" calcext:value-type="string">
            <text:p>dH_c</text:p>
          </table:table-cell>
          <table:table-cell office:value-type="string" calcext:value-type="string">
            <text:p>c_p_v_1 </text:p>
          </table:table-cell>
          <table:table-cell office:value-type="string" calcext:value-type="string">
            <text:p>c_p_v_2 </text:p>
          </table:table-cell>
          <table:table-cell office:value-type="string" calcext:value-type="string">
            <text:p>c_p_v_3 </text:p>
          </table:table-cell>
          <table:table-cell office:value-type="string" calcext:value-type="string">
            <text:p>c_p_v_4 </text:p>
          </table:table-cell>
          <table:table-cell office:value-type="string" calcext:value-type="string">
            <text:p>coef_vapor_pressure_1 </text:p>
          </table:table-cell>
          <table:table-cell office:value-type="string" calcext:value-type="string">
            <text:p>coef_vapor_pressure_2 </text:p>
          </table:table-cell>
          <table:table-cell office:value-type="string" calcext:value-type="string">
            <text:p>coef_vapor_pressure_3 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18" calcext:value-type="float">
            <text:p>18</text:p>
          </table:table-cell>
          <table:table-cell office:value-type="float" office:value="4.18" calcext:value-type="float">
            <text:p>4.18</text:p>
          </table:table-cell>
          <table:table-cell office:value-type="float" office:value="2254.62" calcext:value-type="float">
            <text:p>2254.62</text:p>
          </table:table-cell>
          <table:table-cell office:value-type="float" office:value="374.15" calcext:value-type="float">
            <text:p>374.15</text:p>
          </table:table-cell>
          <table:table-cell office:value-type="float" office:value="100" calcext:value-type="float">
            <text:p>100</text:p>
          </table:table-cell>
          <table:table-cell office:value-type="float" office:value="-13444.44444" calcext:value-type="float">
            <text:p>-13444.44444</text:p>
          </table:table-cell>
          <table:table-cell office:value-type="float" office:value="0" calcext:value-type="float">
            <text:p>0</text:p>
          </table:table-cell>
          <table:table-cell office:value-type="float" office:value="32.243" calcext:value-type="float">
            <text:p>32.243</text:p>
          </table:table-cell>
          <table:table-cell table:style-name="ce1" office:value-type="float" office:value="0.00192" calcext:value-type="float">
            <text:p>1.92E-03</text:p>
          </table:table-cell>
          <table:table-cell table:style-name="ce1" office:value-type="float" office:value="0.0000106" calcext:value-type="float">
            <text:p>1.06E-05</text:p>
          </table:table-cell>
          <table:table-cell table:style-name="ce1" office:value-type="float" office:value="-0.0000000036" calcext:value-type="float">
            <text:p>-3.60E-09</text:p>
          </table:table-cell>
          <table:table-cell office:value-type="float" office:value="18.3036" calcext:value-type="float">
            <text:p>18.3036</text:p>
          </table:table-cell>
          <table:table-cell office:value-type="float" office:value="3816.44" calcext:value-type="float">
            <text:p>3816.44</text:p>
          </table:table-cell>
          <table:table-cell office:value-type="float" office:value="227.02" calcext:value-type="float">
            <text:p>227.02</text:p>
          </table:table-cell>
        </table:table-row>
        <table:table-row table:style-name="ro1">
          <table:table-cell office:value-type="string" calcext:value-type="string">
            <text:p>CO2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946.590909" calcext:value-type="float">
            <text:p>-8946.590909</text:p>
          </table:table-cell>
          <table:table-cell office:value-type="float" office:value="0" calcext:value-type="float">
            <text:p>0</text:p>
          </table:table-cell>
          <table:table-cell office:value-type="float" office:value="19.795" calcext:value-type="float">
            <text:p>19.795</text:p>
          </table:table-cell>
          <table:table-cell table:style-name="ce1" office:value-type="float" office:value="0.0734" calcext:value-type="float">
            <text:p>7.34E-02</text:p>
          </table:table-cell>
          <table:table-cell table:style-name="ce1" office:value-type="float" office:value="-0.000056" calcext:value-type="float">
            <text:p>-5.60E-05</text:p>
          </table:table-cell>
          <table:table-cell table:style-name="ce1" office:value-type="float" office:value="0.0000000172" calcext:value-type="float">
            <text:p>1.72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950.714286" calcext:value-type="float">
            <text:p>-3950.714286</text:p>
          </table:table-cell>
          <table:table-cell office:value-type="float" office:value="0" calcext:value-type="float">
            <text:p>0</text:p>
          </table:table-cell>
          <table:table-cell office:value-type="float" office:value="30.869" calcext:value-type="float">
            <text:p>30.869</text:p>
          </table:table-cell>
          <table:table-cell table:style-name="ce1" office:value-type="float" office:value="-0.0129" calcext:value-type="float">
            <text:p>-1.29E-02</text:p>
          </table:table-cell>
          <table:table-cell table:style-name="ce1" office:value-type="float" office:value="0.0000279" calcext:value-type="float">
            <text:p>2.79E-05</text:p>
          </table:table-cell>
          <table:table-cell table:style-name="ce1" office:value-type="float" office:value="-0.0000000127" calcext:value-type="float">
            <text:p>-1.27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.106" calcext:value-type="float">
            <text:p>28.106</text:p>
          </table:table-cell>
          <table:table-cell table:style-name="ce1" office:value-type="float" office:value="-0.00000368" calcext:value-type="float">
            <text:p>-3.68E-06</text:p>
          </table:table-cell>
          <table:table-cell table:style-name="ce1" office:value-type="float" office:value="0.0000175" calcext:value-type="float">
            <text:p>1.75E-05</text:p>
          </table:table-cell>
          <table:table-cell table:style-name="ce1" office:value-type="float" office:value="-0.0000000107" calcext:value-type="float">
            <text:p>-1.07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.15" calcext:value-type="float">
            <text:p>31.15</text:p>
          </table:table-cell>
          <table:table-cell table:style-name="ce1" office:value-type="float" office:value="-0.0136" calcext:value-type="float">
            <text:p>-1.36E-02</text:p>
          </table:table-cell>
          <table:table-cell table:style-name="ce1" office:value-type="float" office:value="0.0000268" calcext:value-type="float">
            <text:p>2.68E-05</text:p>
          </table:table-cell>
          <table:table-cell table:style-name="ce1" office:value-type="float" office:value="-0.0000000117" calcext:value-type="float">
            <text:p>-1.17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93.5294118" calcext:value-type="float">
            <text:p>-593.5294118</text:p>
          </table:table-cell>
          <table:table-cell office:value-type="float" office:value="-512" calcext:value-type="float">
            <text:p>-512</text:p>
          </table:table-cell>
          <table:table-cell office:value-type="float" office:value="31.941" calcext:value-type="float">
            <text:p>31.941</text:p>
          </table:table-cell>
          <table:table-cell table:style-name="ce1" office:value-type="float" office:value="0.00144" calcext:value-type="float">
            <text:p>1.44E-03</text:p>
          </table:table-cell>
          <table:table-cell table:style-name="ce1" office:value-type="float" office:value="0.0000243" calcext:value-type="float">
            <text:p>2.43E-05</text:p>
          </table:table-cell>
          <table:table-cell table:style-name="ce1" office:value-type="float" office:value="-0.0000000118" calcext:value-type="float">
            <text:p>-1.18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689.411765" calcext:value-type="float">
            <text:p>-2689.411765</text:p>
          </table:table-cell>
          <table:table-cell office:value-type="float" office:value="-316.83" calcext:value-type="float">
            <text:p>-316.83</text:p>
          </table:table-cell>
          <table:table-cell office:value-type="float" office:value="27.135" calcext:value-type="float">
            <text:p>27.135</text:p>
          </table:table-cell>
          <table:table-cell table:style-name="ce1" office:value-type="float" office:value="0.0238" calcext:value-type="float">
            <text:p>2.38E-02</text:p>
          </table:table-cell>
          <table:table-cell table:style-name="ce1" office:value-type="float" office:value="0.0000171" calcext:value-type="float">
            <text:p>1.71E-05</text:p>
          </table:table-cell>
          <table:table-cell table:style-name="ce1" office:value-type="float" office:value="-0.0000000119" calcext:value-type="float">
            <text:p>-1.19E-08</text:p>
          </table:table-cell>
          <table:table-cell office:value-type="float" office:value="16.9481" calcext:value-type="float">
            <text:p>16.9481</text:p>
          </table:table-cell>
          <table:table-cell office:value-type="float" office:value="2132.5" calcext:value-type="float">
            <text:p>2132.5</text:p>
          </table:table-cell>
          <table:table-cell office:value-type="float" office:value="240.17" calcext:value-type="float">
            <text:p>240.17</text:p>
          </table:table-cell>
        </table:table-row>
        <table:table-row table:style-name="ro1">
          <table:table-cell office:value-type="string" calcext:value-type="string">
            <text:p>CH4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678.75" calcext:value-type="float">
            <text:p>-4678.75</text:p>
          </table:table-cell>
          <table:table-cell office:value-type="float" office:value="-802.62" calcext:value-type="float">
            <text:p>-802.62</text:p>
          </table:table-cell>
          <table:table-cell office:value-type="float" office:value="19.251" calcext:value-type="float">
            <text:p>19.251</text:p>
          </table:table-cell>
          <table:table-cell table:style-name="ce1" office:value-type="float" office:value="0.0521" calcext:value-type="float">
            <text:p>5.21E-02</text:p>
          </table:table-cell>
          <table:table-cell table:style-name="ce1" office:value-type="float" office:value="0.000012" calcext:value-type="float">
            <text:p>1.20E-05</text:p>
          </table:table-cell>
          <table:table-cell table:style-name="ce1" office:value-type="float" office:value="-0.0000000113" calcext:value-type="float">
            <text:p>-1.13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2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641.40625" calcext:value-type="float">
            <text:p>-4641.40625</text:p>
          </table:table-cell>
          <table:table-cell office:value-type="float" office:value="0" calcext:value-type="float">
            <text:p>0</text:p>
          </table:table-cell>
          <table:table-cell office:value-type="float" office:value="23.852" calcext:value-type="float">
            <text:p>23.852</text:p>
          </table:table-cell>
          <table:table-cell table:style-name="ce1" office:value-type="float" office:value="0.066989" calcext:value-type="float">
            <text:p>6.70E-02</text:p>
          </table:table-cell>
          <table:table-cell table:style-name="ce1" office:value-type="float" office:value="-0.00004961" calcext:value-type="float">
            <text:p>-4.96E-05</text:p>
          </table:table-cell>
          <table:table-cell table:style-name="ce1" office:value-type="float" office:value="0.000000013281" calcext:value-type="float">
            <text:p>1.33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6" calcext:value-type="float">
            <text:p>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g</text:p>
          </table:table-cell>
          <table:table-cell office:value-type="float" office:value="14" calcext:value-type="float">
            <text:p>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1" calcext:value-type="float">
            <text:p>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9" calcext:value-type="float">
            <text:p>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office:value-type="float" office:value="16" calcext:value-type="float">
            <text:p>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O5</text:p>
          </table:table-cell>
          <table:table-cell office:value-type="float" office:value="142" calcext:value-type="float">
            <text:p>1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2O</text:p>
          </table:table-cell>
          <table:table-cell office:value-type="float" office:value="94" calcext:value-type="float">
            <text:p>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tle_slur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11.4" calcext:value-type="float">
            <text:p>-211.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g_slur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61.3" calcext:value-type="float">
            <text:p>-361.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ultry_slur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97.93025" calcext:value-type="float">
            <text:p>-197.9302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ep_slur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94.6339729" calcext:value-type="float">
            <text:p>-194.6339729</text:p>
          </table:table-cell>
          <table:table-cell table:number-columns-repeated="7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 style:data-style-name="N2" text:time-value="18:40:19.3339793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0:25:01.328607670</meta:creation-date>
    <dc:date>2017-11-22T19:46:23.855288821</dc:date>
    <meta:editing-duration>PT5H48M12S</meta:editing-duration>
    <meta:editing-cycles>11</meta:editing-cycles>
    <meta:generator>LibreOffice/5.1.6.2$Linux_X86_64 LibreOffice_project/10m0$Build-2</meta:generator>
    <meta:document-statistic meta:table-count="1" meta:cell-count="375" meta:object-count="0"/>
  </office:meta>
</office:document-meta>
</file>